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1db" officeooo:paragraph-rsid="000a21db"/>
    </style:style>
    <style:style style:name="P2" style:family="paragraph" style:parent-style-name="Standard">
      <style:text-properties fo:font-size="14pt" fo:font-weight="bold" officeooo:rsid="000a21db" officeooo:paragraph-rsid="000a21db" style:font-size-asian="14pt" style:font-weight-asian="bold" style:font-size-complex="14pt" style:font-weight-complex="bold"/>
    </style:style>
    <style:style style:name="T1" style:family="text">
      <style:text-properties officeooo:rsid="000a21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Resposta do questionamento</text:p>
      <text:p text:style-name="P1"/>
      <text:p text:style-name="Standard">Maior folha salarial de um clube.</text:p>
      <text:p text:style-name="Standard"/>
      <text:p text:style-name="Standard">Real Madrid CF = 343.000 milhões de euros.</text:p>
      <text:p text:style-name="Standard">FC Bayern Munich = 255.500 milhões de euros.</text:p>
      <text:p text:style-name="Standard">FC Barcelona = 247.000 milhões de euros.</text:p>
      <text:p text:style-name="Standard"/>
      <text:p text:style-name="Standard">Maior salário recebido por um jogador de menor idade.</text:p>
      <text:p text:style-name="Standard"/>
      <text:p text:style-name="Standard">Considerando Idade = <text:s/>Marco Asensio Willemsen - <text:s/>Real Madrid CF</text:p>
      <text:p text:style-name="Standard">Considerando o salário = Lionel Messi - FC Barcel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1:05:15.249000000</meta:creation-date>
    <dc:date>2019-11-18T21:06:16.766000000</dc:date>
    <meta:editing-duration>PT1M2S</meta:editing-duration>
    <meta:editing-cycles>1</meta:editing-cycles>
    <meta:document-statistic meta:table-count="0" meta:image-count="0" meta:object-count="0" meta:page-count="1" meta:paragraph-count="8" meta:word-count="60" meta:character-count="353" meta:non-whitespace-character-count="299"/>
    <meta:generator>LibreOffice/6.2.4.2$Windows_X86_64 LibreOffice_project/2412653d852ce75f65fbfa83fb7e7b669a126d64</meta:generator>
  </office:meta>
</office:document-meta>
</file>